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c05f8" officeooo:paragraph-rsid="001c05f8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1dd4ad" officeooo:paragraph-rsid="001dd4ad" style:font-weight-asian="bold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dd4ad" officeooo:paragraph-rsid="001dd4a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normal" officeooo:rsid="001c05f8" officeooo:paragraph-rsid="001c05f8" style:font-style-asian="normal" style:font-name-complex="Arial" style:font-style-complex="normal"/>
    </style:style>
    <style:style style:name="P10" style:family="paragraph" style:parent-style-name="Standard">
      <style:text-properties style:font-name="Arial" fo:font-style="normal" officeooo:rsid="001dd4ad" officeooo:paragraph-rsid="001dd4ad" style:font-style-asian="normal" style:font-name-complex="Arial" style:font-style-complex="norm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1dd4ad" officeooo:paragraph-rsid="001dd4ad" style:font-weight-asian="normal" style:font-name-complex="Arial" style:font-weight-complex="normal"/>
    </style:style>
    <style:style style:name="P12" style:family="paragraph" style:parent-style-name="Standard">
      <style:text-properties style:font-name="Arial" style:font-name-asian="Arial" style:font-name-complex="Ari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P15" style:family="paragraph" style:parent-style-name="Heading_20_3">
      <style:text-properties fo:font-style="normal" officeooo:rsid="001c05f8" officeooo:paragraph-rsid="001c05f8" style:font-style-asian="normal" style:font-style-complex="normal"/>
    </style:style>
    <style:style style:name="T1" style:family="text">
      <style:text-properties officeooo:rsid="001e92f0"/>
    </style:style>
    <style:style style:name="T2" style:family="text">
      <style:text-properties officeooo:rsid="001f71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5" text:outline-level="3">Fisioterapeu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2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9">Fisioterapeuta que trabaja en el centro médico u hospital y que realizan rehabilitaciones o tratamientos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9">Puede ser cualquier fisioterapeuta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9">Realiza tratamientos a los pacientes, puede requerir la ayuda de celadores para el transporte de pacientes, se pone en contacto con el personal de mantenimiento en caso de que falte o se averíe un producto o mater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0">CU-Dar tratamiento, CU-Modificar Cita, CU-Cancelar ci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0">Grupo ?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28-03/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>DatosPersonales</text:p>
          </table:table-cell>
          <table:table-cell table:style-name="Tabla2.B3" office:value-type="string">
            <text:p text:style-name="P11">Identifican al fisioterapeuta (DNI, nombre, ...)</text:p>
          </table:table-cell>
          <table:table-cell table:style-name="Tabla2.C3" office:value-type="string">
            <text:p text:style-name="P5"/>
          </table:table-cell>
        </table:table-row>
        <table:table-row table:style-name="Tabla2.2">
          <table:table-cell table:style-name="Tabla2.A4" office:value-type="string">
            <text:p text:style-name="P3">Especialidad</text:p>
          </table:table-cell>
          <table:table-cell table:style-name="Tabla2.B4" office:value-type="string">
            <text:p text:style-name="P11">Especialidad del fisioterapeuta</text:p>
          </table:table-cell>
          <table:table-cell table:style-name="Tabla2.C4" office:value-type="string">
            <text:p text:style-name="P5"/>
          </table:table-cell>
        </table:table-row>
        <table:table-row table:style-name="Tabla2.2">
          <table:table-cell table:style-name="Tabla2.A5" office:value-type="string">
            <text:p text:style-name="P3">Sala</text:p>
          </table:table-cell>
          <table:table-cell table:style-name="Tabla2.B5" office:value-type="string">
            <text:p text:style-name="P11">Sala o lugar donde realiza los tratamientos a los pacientes.</text:p>
          </table:table-cell>
          <table:table-cell table:style-name="Tabla2.C5" office:value-type="string">
            <text:p text:style-name="P5"/>
          </table:table-cell>
        </table:table-row>
        <table:table-row table:style-name="Tabla2.2">
          <table:table-cell table:style-name="Tabla2.A6" table:number-columns-spanned="3" office:value-type="string">
            <text:p text:style-name="P12"><text:s/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4"/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4-07T12:21:13.441191989</dc:date>
    <meta:editing-cycles>7</meta:editing-cycles>
    <meta:editing-duration>PT8M5S</meta:editing-duration>
    <meta:generator>LibreOffice/5.1.6.2$Linux_X86_64 LibreOffice_project/10m0$Build-2</meta:generator>
    <meta:document-statistic meta:table-count="3" meta:image-count="0" meta:object-count="0" meta:page-count="1" meta:paragraph-count="29" meta:word-count="112" meta:character-count="780" meta:non-whitespace-character-count="695"/>
  </office:meta>
</office:document-meta>
</file>